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9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1.6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0.4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1.7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1.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6.85cm" fo:min-width="3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778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95cm" fo:min-width="1.1cm"/>
    </style:style>
    <style:style style:name="gr15" style:family="graphic" style:parent-style-name="standard">
      <style:graphic-properties draw:fill="none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95cm" fo:min-width="0.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65cm" fo:min-width="0.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95cm" fo:min-width="0.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05cm" fo:min-width="0.5cm"/>
    </style:style>
    <style:style style:name="gr20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11.2cm" svg:x="1.9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.3cm" svg:x="6.4cm" svg:y="1.6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.8cm" svg:x="1.9cm" svg:y="6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.8cm" svg:x="12.2cm" svg:y="6.1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1cm" svg:x="7cm" svg:y="11.7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cm" svg:height="2cm" svg:x="3.7cm" svg:y="4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2.3cm" svg:x="8.8cm" svg:y="4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8cm" svg:x="3.8cm" svg:y="8.5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cm" svg:height="1.9cm" svg:x="9cm" svg:y="8.5cm">
          <text:p text:style-name="P2">LUT2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1" draw:layer="layout" svg:width="3.5cm" svg:height="7.1cm" svg:x="8.5cm" svg:y="3.928cm">
          <text:p text:style-name="P2">LUT2-0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.4cm" svg:y1="5.228cm" svg:x2="5cm" svg:y2="5.228cm">
          <text:p text:style-name="P3">I[3:0]</text:p>
          <text:p text:style-name="P3"/>
          <text:p text:style-name="P3"/>
        </draw:line>
        <draw:line draw:style-name="gr10" draw:text-style-name="P4" draw:layer="layout" svg:x1="3.5cm" svg:y1="5.628cm" svg:x2="4.3cm" svg:y2="4.728cm">
          <text:p text:style-name="P2"/>
          <text:p text:style-name="P2"><text:tab/></text:p>
          <text:p text:style-name="P2">4</text:p>
        </draw:line>
        <draw:line draw:style-name="gr11" draw:text-style-name="P4" draw:layer="layout" svg:x1="5cm" svg:y1="3.928cm" svg:x2="5cm" svg:y2="7.328cm">
          <text:p/>
        </draw:line>
        <draw:line draw:style-name="gr11" draw:text-style-name="P4" draw:layer="layout" svg:x1="6.4cm" svg:y1="4.728cm" svg:x2="6.4cm" svg:y2="6.628cm">
          <text:p/>
        </draw:line>
        <draw:line draw:style-name="gr11" draw:text-style-name="P4" draw:layer="layout" svg:x1="5cm" svg:y1="3.928cm" svg:x2="6.5cm" svg:y2="4.728cm">
          <text:p/>
        </draw:line>
        <draw:line draw:style-name="gr11" draw:text-style-name="P4" draw:layer="layout" svg:x1="5.1cm" svg:y1="7.328cm" svg:x2="6.3cm" svg:y2="6.628cm">
          <text:p/>
        </draw:line>
        <draw:line draw:style-name="gr10" draw:text-style-name="P4" draw:layer="layout" svg:x1="6.5cm" svg:y1="5.428cm" svg:x2="8.6cm" svg:y2="5.428cm">
          <text:p text:style-name="P2"><text:tab/><text:tab/><text:tab/>I1</text:p>
        </draw:line>
        <draw:line draw:style-name="gr10" draw:text-style-name="P4" draw:layer="layout" svg:x1="1.5cm" svg:y1="6.728cm" svg:x2="5.1cm" svg:y2="6.728cm">
          <text:p text:style-name="P3">LO[3:0]</text:p>
          <text:p text:style-name="P3"/>
        </draw:line>
        <draw:line draw:style-name="gr10" draw:text-style-name="P4" draw:layer="layout" svg:x1="3.6cm" svg:y1="7.328cm" svg:x2="4.4cm" svg:y2="6.428cm">
          <text:p text:style-name="P2"/>
          <text:p text:style-name="P2"><text:tab/></text:p>
          <text:p text:style-name="P2">4</text:p>
        </draw:line>
        <draw:line draw:style-name="gr10" draw:text-style-name="P4" draw:layer="layout" svg:x1="1.4cm" svg:y1="9.128cm" svg:x2="5cm" svg:y2="9.128cm">
          <text:p text:style-name="P3">I[3:0]</text:p>
          <text:p text:style-name="P3"/>
          <text:p text:style-name="P3"/>
        </draw:line>
        <draw:line draw:style-name="gr10" draw:text-style-name="P4" draw:layer="layout" svg:x1="3.5cm" svg:y1="9.528cm" svg:x2="4.3cm" svg:y2="8.628cm">
          <text:p text:style-name="P2"/>
          <text:p text:style-name="P2"><text:tab/></text:p>
          <text:p text:style-name="P2">4</text:p>
        </draw:line>
        <draw:line draw:style-name="gr11" draw:text-style-name="P4" draw:layer="layout" svg:x1="5cm" svg:y1="7.828cm" svg:x2="5cm" svg:y2="11.228cm">
          <text:p/>
        </draw:line>
        <draw:line draw:style-name="gr11" draw:text-style-name="P4" draw:layer="layout" svg:x1="6.4cm" svg:y1="8.628cm" svg:x2="6.4cm" svg:y2="10.528cm">
          <text:p/>
        </draw:line>
        <draw:line draw:style-name="gr11" draw:text-style-name="P4" draw:layer="layout" svg:x1="5cm" svg:y1="7.828cm" svg:x2="6.5cm" svg:y2="8.628cm">
          <text:p/>
        </draw:line>
        <draw:line draw:style-name="gr11" draw:text-style-name="P4" draw:layer="layout" svg:x1="5.1cm" svg:y1="11.228cm" svg:x2="6.3cm" svg:y2="10.528cm">
          <text:p/>
        </draw:line>
        <draw:line draw:style-name="gr10" draw:text-style-name="P4" draw:layer="layout" svg:x1="1.5cm" svg:y1="10.628cm" svg:x2="5.1cm" svg:y2="10.628cm">
          <text:p text:style-name="P3">LO[3:0]</text:p>
          <text:p text:style-name="P3"/>
        </draw:line>
        <draw:line draw:style-name="gr10" draw:text-style-name="P4" draw:layer="layout" svg:x1="3.6cm" svg:y1="11.228cm" svg:x2="4.4cm" svg:y2="10.328cm">
          <text:p text:style-name="P2"/>
          <text:p text:style-name="P2"><text:tab/></text:p>
          <text:p text:style-name="P2">4</text:p>
        </draw:line>
        <draw:line draw:style-name="gr10" draw:text-style-name="P4" draw:layer="layout" svg:x1="6.5cm" svg:y1="9.728cm" svg:x2="8.3cm" svg:y2="9.728cm">
          <text:p text:style-name="P2"><text:tab/><text:tab/><text:tab/>I2</text:p>
        </draw:line>
        <draw:line draw:style-name="gr10" draw:text-style-name="P4" draw:layer="layout" svg:x1="12cm" svg:y1="7.328cm" svg:x2="14.5cm" svg:y2="7.4cm">
          <text:p text:style-name="P2">LO-0</text:p>
          <text:p text:style-name="P2"/>
        </draw:line>
        <draw:line draw:style-name="gr11" draw:text-style-name="P4" draw:layer="layout" svg:x1="10.5cm" svg:y1="11cm" svg:x2="10.5cm" svg:y2="13.2cm">
          <text:p/>
        </draw:line>
        <draw:line draw:style-name="gr10" draw:text-style-name="P4" draw:layer="layout" svg:x1="10.1cm" svg:y1="12.3cm" svg:x2="11cm" svg:y2="11.7cm">
          <text:p text:style-name="P2"><text:tab/></text:p>
          <text:p text:style-name="P2"><text:tab/>4</text:p>
        </draw:line>
        <draw:frame draw:style-name="gr12" draw:text-style-name="P5" draw:layer="layout" svg:width="5.6cm" svg:height="2.028cm" svg:x="2.2cm" svg:y="12.572cm">
          <draw:text-box>
            <text:p>Programmable LUT input mux</text:p>
          </draw:text-box>
        </draw:frame>
        <draw:line draw:style-name="gr13" draw:text-style-name="P4" draw:layer="layout" svg:x1="5.1cm" svg:y1="12.2cm" svg:x2="6cm" svg:y2="5.128cm">
          <text:p/>
        </draw:line>
        <draw:line draw:style-name="gr13" draw:text-style-name="P4" draw:layer="layout" svg:x1="5.1cm" svg:y1="12.3cm" svg:x2="6cm" svg:y2="9.728cm">
          <text:p/>
        </draw:line>
        <draw:custom-shape draw:style-name="gr14" draw:text-style-name="P1" draw:layer="layout" svg:width="1.6cm" svg:height="2.2cm" svg:x="14.5cm" svg:y="6.4cm">
          <text:p text:style-name="P2">FF</text:p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1.499cm" svg:height="3.899cm" svg:x="16.9cm" svg:y="4.9cm" svg:viewBox="0 0 1500 3900" draw:points="0,0 1500,1200 1500,3200 100,3900">
          <text:p/>
        </draw:polygon>
        <draw:line draw:style-name="gr11" draw:text-style-name="P4" draw:layer="layout" svg:x1="17.7cm" svg:y1="8.5cm" svg:x2="17.7cm" svg:y2="9.8cm">
          <text:p/>
        </draw:line>
        <draw:line draw:style-name="gr11" draw:text-style-name="P4" draw:layer="layout" svg:x1="13.9cm" svg:y1="7.4cm" svg:x2="13.9cm" svg:y2="5.9cm">
          <text:p/>
        </draw:line>
        <draw:line draw:style-name="gr11" draw:text-style-name="P4" draw:layer="layout" svg:x1="17cm" svg:y1="6cm" svg:x2="13.9cm" svg:y2="5.9cm">
          <text:p/>
        </draw:line>
        <draw:line draw:style-name="gr11" draw:text-style-name="P4" draw:layer="layout" svg:x1="16.1cm" svg:y1="7.5cm" svg:x2="17cm" svg:y2="7.5cm">
          <text:p/>
        </draw:line>
        <draw:line draw:style-name="gr10" draw:text-style-name="P4" draw:layer="layout" svg:x1="18.4cm" svg:y1="7.2cm" svg:x2="22.5cm" svg:y2="7.2cm">
          <text:p text:style-name="P2">LO-0</text:p>
          <text:p text:style-name="P2"/>
        </draw:line>
        <draw:custom-shape draw:style-name="gr16" draw:text-style-name="P1" draw:layer="layout" svg:width="1.2cm" svg:height="1.2cm" svg:x="17.2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cm" svg:height="2.9cm" svg:x="9.9cm" svg:y="13.1cm">
          <text:p text:style-name="P2">1</text:p>
          <text:p text:style-name="P2">1</text:p>
          <text:p text:style-name="P2">0</text:p>
          <text:p text:style-name="P2">0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7cm" svg:y1="4.3cm" svg:x2="5.7cm" svg:y2="3.4cm">
          <text:p/>
        </draw:line>
        <draw:custom-shape draw:style-name="gr18" draw:text-style-name="P1" draw:layer="layout" svg:width="0.9cm" svg:height="2.2cm" svg:x="5.3cm" svg:y="1.2cm">
          <text:p text:style-name="P2">1</text:p>
          <text:p text:style-name="P2">0</text:p>
          <text:p text:style-name="P2">0</text:p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1.499cm" svg:height="3.899cm" svg:x="22.5cm" svg:y="6.3cm" svg:viewBox="0 0 1500 3900" draw:points="0,0 1500,1200 1500,3200 100,3900">
          <text:p/>
        </draw:polygon>
        <draw:line draw:style-name="gr11" draw:text-style-name="P4" draw:layer="layout" svg:x1="23.4cm" svg:y1="9.9cm" svg:x2="23.4cm" svg:y2="11.1cm">
          <text:p/>
        </draw:line>
        <draw:custom-shape draw:style-name="gr19" draw:text-style-name="P1" draw:layer="layout" svg:width="1cm" svg:height="2.3cm" svg:x="23cm" svg:y="11cm">
          <text:p text:style-name="P2">0</text:p>
          <text:p text:style-name="P2">0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4cm" svg:y1="8.5cm" svg:x2="26.1cm" svg:y2="8.5cm">
          <text:p text:style-name="P2"/>
          <text:p text:style-name="P2">Output</text:p>
        </draw:line>
        <draw:line draw:style-name="gr11" draw:text-style-name="P4" draw:layer="layout" svg:x1="22.6cm" svg:y1="8cm" svg:x2="21.7cm" svg:y2="8cm">
          <text:p/>
        </draw:line>
        <draw:line draw:style-name="gr11" draw:text-style-name="P4" draw:layer="layout" svg:x1="22.62cm" svg:y1="8.8cm" svg:x2="21.6cm" svg:y2="8.8cm">
          <text:p/>
        </draw:line>
        <draw:line draw:style-name="gr11" draw:text-style-name="P4" draw:layer="layout" svg:x1="22.6cm" svg:y1="9.7cm" svg:x2="21.7cm" svg:y2="9.7cm">
          <text:p/>
        </draw:line>
        <draw:frame draw:style-name="gr20" draw:text-style-name="P5" draw:layer="layout" svg:width="2cm" svg:height="3.2cm" svg:x="19.8cm" svg:y="7.7cm">
          <draw:text-box>
            <text:p>LO-1</text:p>
            <text:p>LO-2</text:p>
            <text:p>LO-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30T14:48:37.909000000</meta:creation-date>
    <dc:date>2019-09-30T15:31:54.833000000</dc:date>
    <meta:editing-duration>PT4M47S</meta:editing-duration>
    <meta:editing-cycles>1</meta:editing-cycles>
    <meta:document-statistic meta:object-count="53"/>
    <meta:generator>LibreOffice/6.3.2.2$Windows_X86_64 LibreOffice_project/98b30e735bda24bc04ab42594c85f7fd8be07b9c</meta:generator>
  </office:meta>
</office:document-meta>
</file>